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21956008" calcext:value-type="float">
            <text:p>221956008</text:p>
          </table:table-cell>
          <table:table-cell office:value-type="float" office:value="223161706" calcext:value-type="float">
            <text:p>223161706</text:p>
          </table:table-cell>
          <table:table-cell office:value-type="float" office:value="208712550" calcext:value-type="float">
            <text:p>208712550</text:p>
          </table:table-cell>
          <table:table-cell office:value-type="float" office:value="28208974" calcext:value-type="float">
            <text:p>28208974</text:p>
          </table:table-cell>
          <table:table-cell office:value-type="float" office:value="77907065" calcext:value-type="float">
            <text:p>77907065</text:p>
          </table:table-cell>
          <table:table-cell office:value-type="float" office:value="129796224" calcext:value-type="float">
            <text:p>129796224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660</text:p>
          </table:table-cell>
          <table:table-cell office:value-type="float" office:value="20636" calcext:value-type="float">
            <text:p>20636</text:p>
          </table:table-cell>
          <table:table-cell office:value-type="float" office:value="20732" calcext:value-type="float">
            <text:p>20732</text:p>
          </table:table-cell>
          <table:table-cell office:value-type="float" office:value="20540" calcext:value-type="float">
            <text:p>20540</text:p>
          </table:table-cell>
          <table:table-cell office:value-type="float" office:value="20604" calcext:value-type="float">
            <text:p>20604</text:p>
          </table:table-cell>
          <table:table-cell office:value-type="float" office:value="20644" calcext:value-type="float">
            <text:p>20644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606</text:p>
          </table:table-cell>
          <table:table-cell office:value-type="float" office:value="301450" calcext:value-type="float">
            <text:p>301450</text:p>
          </table:table-cell>
          <table:table-cell office:value-type="float" office:value="301678" calcext:value-type="float">
            <text:p>301678</text:p>
          </table:table-cell>
          <table:table-cell office:value-type="float" office:value="301130" calcext:value-type="float">
            <text:p>301130</text:p>
          </table:table-cell>
          <table:table-cell office:value-type="float" office:value="301162" calcext:value-type="float">
            <text:p>301162</text:p>
          </table:table-cell>
          <table:table-cell office:value-type="float" office:value="301390" calcext:value-type="float">
            <text:p>30139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288" calcext:value-type="float">
            <text:p>336288</text:p>
          </table:table-cell>
          <table:table-cell office:value-type="float" office:value="336312" calcext:value-type="float">
            <text:p>336312</text:p>
          </table:table-cell>
          <table:table-cell office:value-type="float" office:value="336216" calcext:value-type="float">
            <text:p>336216</text:p>
          </table:table-cell>
          <table:table-cell office:value-type="float" office:value="336408" calcext:value-type="float">
            <text:p>336408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04" calcext:value-type="float">
            <text:p>33630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 office:value-type="float" office:value="7244" calcext:value-type="float">
            <text:p>72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1205698" calcext:value-type="float">
            <text:p>1205698</text:p>
          </table:table-cell>
          <table:table-cell table:formula="of:=[.D2]-[.$B2]" office:value-type="float" office:value="-13243458" calcext:value-type="float">
            <text:p>-13243458</text:p>
          </table:table-cell>
          <table:table-cell table:formula="of:=[.E2]-[.$B2]" office:value-type="float" office:value="-193747034" calcext:value-type="float">
            <text:p>-193747034</text:p>
          </table:table-cell>
          <table:table-cell table:formula="of:=[.F2]-[.$B2]" office:value-type="float" office:value="-144048943" calcext:value-type="float">
            <text:p>-144048943</text:p>
          </table:table-cell>
          <table:table-cell table:formula="of:=[.G2]-[.$B2]" office:value-type="float" office:value="-92159784" calcext:value-type="float">
            <text:p>-92159784</text:p>
          </table:table-cell>
        </table:table-row>
        <table:table-row table:style-name="ro1">
          <table:table-cell office:value-type="string" calcext:value-type="string">
            <text:p>Faster *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B2]/[.C2]" office:value-type="float" office:value="0.994597200292061" calcext:value-type="float">
            <text:p>0.994597200292061</text:p>
          </table:table-cell>
          <table:table-cell table:formula="of:=[.$B2]/[.D2]" office:value-type="float" office:value="1.06345309853193" calcext:value-type="float">
            <text:p>1.06345309853193</text:p>
          </table:table-cell>
          <table:table-cell table:formula="of:=[.$B2]/[.E2]" office:value-type="float" office:value="7.8682765278879" calcext:value-type="float">
            <text:p>7.8682765278879</text:p>
          </table:table-cell>
          <table:table-cell table:formula="of:=[.$B2]/[.F2]" office:value-type="float" office:value="2.84898433794162" calcext:value-type="float">
            <text:p>2.84898433794162</text:p>
          </table:table-cell>
          <table:table-cell table:formula="of:=[.$B2]/[.G2]" office:value-type="float" office:value="1.71003439976806" calcext:value-type="float">
            <text:p>1.7100343997680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4" calcext:value-type="float">
            <text:p>-24</text:p>
          </table:table-cell>
          <table:table-cell table:formula="of:=[.D3]-[.$B3]" office:value-type="float" office:value="72" calcext:value-type="float">
            <text:p>72</text:p>
          </table:table-cell>
          <table:table-cell table:formula="of:=[.E3]-[.$B3]" office:value-type="float" office:value="-120" calcext:value-type="float">
            <text:p>-120</text:p>
          </table:table-cell>
          <table:table-cell table:formula="of:=[.F3]-[.$B3]" office:value-type="float" office:value="-56" calcext:value-type="float">
            <text:p>-56</text:p>
          </table:table-cell>
          <table:table-cell table:formula="of:=[.G3]-[.$B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56" calcext:value-type="float">
            <text:p>-1156</text:p>
          </table:table-cell>
          <table:table-cell table:formula="of:=[.D4]-[.$B4]" office:value-type="float" office:value="-928" calcext:value-type="float">
            <text:p>-928</text:p>
          </table:table-cell>
          <table:table-cell table:formula="of:=[.E4]-[.$B4]" office:value-type="float" office:value="-1476" calcext:value-type="float">
            <text:p>-1476</text:p>
          </table:table-cell>
          <table:table-cell table:formula="of:=[.F4]-[.$B4]" office:value-type="float" office:value="-1444" calcext:value-type="float">
            <text:p>-1444</text:p>
          </table:table-cell>
          <table:table-cell table:formula="of:=[.G4]-[.$B4]" office:value-type="float" office:value="-1216" calcext:value-type="float">
            <text:p>-121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24" calcext:value-type="float">
            <text:p>24</text:p>
          </table:table-cell>
          <table:table-cell table:formula="of:=[.D5]-[.$B5]" office:value-type="float" office:value="-72" calcext:value-type="float">
            <text:p>-72</text:p>
          </table:table-cell>
          <table:table-cell table:formula="of:=[.E5]-[.$B5]" office:value-type="float" office:value="120" calcext:value-type="float">
            <text:p>120</text:p>
          </table:table-cell>
          <table:table-cell table:formula="of:=[.F5]-[.$B5]" office:value-type="float" office:value="56" calcext:value-type="float">
            <text:p>56</text:p>
          </table:table-cell>
          <table:table-cell table:formula="of:=[.G5]-[.$B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  <table:table-cell table:formula="of:=[.E6]-[.$B6]" office:value-type="float" office:value="0" calcext:value-type="float">
            <text:p>0</text:p>
          </table:table-cell>
          <table:table-cell table:formula="of:=[.F6]-[.$B6]" office:value-type="float" office:value="0" calcext:value-type="float">
            <text:p>0</text:p>
          </table:table-cell>
          <table:table-cell table:formula="of:=[.G6]-[.$B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1-15T11:16:40.598771000</dc:date>
    <meta:editing-duration>PT1H17M59S</meta:editing-duration>
    <meta:editing-cycles>3</meta:editing-cycles>
    <meta:generator>LibreOffice/25.2.3.2$MacOSX_AARCH64 LibreOffice_project/bbb074479178df812d175f709636b368952c2ce3</meta:generator>
    <meta:document-statistic meta:table-count="2" meta:cell-count="137" meta:object-count="0"/>
  </office:meta>
</office:document-meta>
</file>